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0de" officeooo:paragraph-rsid="000360d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60de" officeooo:paragraph-rsid="000360de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officeooo:rsid="000360de" officeooo:paragraph-rsid="000360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hapewars</text:p>
      <text:p text:style-name="P2">Game Design Docu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48467252534474108" text:style-name="L1">
        <text:list-item>
          <text:p text:style-name="P3"><text:soft-page-break/>Overwie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22:49:01.081000000</meta:creation-date>
    <meta:generator>LibreOffice/4.4.5.2$Windows_x86 LibreOffice_project/a22f674fd25a3b6f45bdebf25400ed2adff0ff99</meta:generator>
    <dc:date>2015-08-03T22:51:19.943000000</dc:date>
    <meta:editing-duration>PT2M19S</meta:editing-duration>
    <meta:editing-cycles>1</meta:editing-cycles>
    <meta:document-statistic meta:table-count="0" meta:image-count="0" meta:object-count="0" meta:page-count="2" meta:paragraph-count="3" meta:word-count="6" meta:character-count="39" meta:non-whitespace-character-count="37"/>
  </office:meta>
</office:document-meta>
</file>